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officeooo:rsid="00126f91" officeooo:paragraph-rsid="00126f91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officeooo:rsid="0013dbfa" officeooo:paragraph-rsid="0013dbf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officeooo:rsid="0013dbfa" officeooo:paragraph-rsid="0013dbf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ru" fo:country="RU" officeooo:rsid="001545e0" officeooo:paragraph-rsid="001545e0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officeooo:rsid="001545e0" officeooo:paragraph-rsid="001545e0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ru" fo:country="RU" fo:font-weight="bold" officeooo:rsid="001545e0" officeooo:paragraph-rsid="001545e0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ru" fo:country="RU" fo:font-weight="bold" officeooo:rsid="0015eee5" officeooo:paragraph-rsid="0015eee5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ru" fo:country="RU" fo:font-weight="bold" officeooo:rsid="001767e3" officeooo:paragraph-rsid="001767e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ru" fo:country="RU" fo:font-weight="bold" officeooo:rsid="0017b0fe" officeooo:paragraph-rsid="0017b0fe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ru" fo:country="RU" fo:font-weight="bold" officeooo:rsid="001939c6" officeooo:paragraph-rsid="001939c6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language="ru" fo:country="RU" fo:font-weight="bold" officeooo:rsid="001a2b4e" officeooo:paragraph-rsid="001a2b4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language="ru" fo:country="RU" fo:font-weight="bold" officeooo:rsid="001b4b69" officeooo:paragraph-rsid="001b4b69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ru" fo:country="RU" fo:font-weight="bold" officeooo:rsid="001edbec" officeooo:paragraph-rsid="001edbec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language="ru" fo:country="RU" fo:font-weight="bold" officeooo:rsid="00217b8f" officeooo:paragraph-rsid="00217b8f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545e0" officeooo:paragraph-rsid="001545e0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767e3" officeooo:paragraph-rsid="001767e3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767e3" officeooo:paragraph-rsid="001545e0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5eee5" officeooo:paragraph-rsid="001545e0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5eee5" officeooo:paragraph-rsid="0015eee5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939c6" officeooo:paragraph-rsid="0017b0fe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939c6" officeooo:paragraph-rsid="001939c6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a2b4e" officeooo:paragraph-rsid="001a2b4e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b4b69" officeooo:paragraph-rsid="001b4b69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bold" officeooo:rsid="001a2b4e" officeooo:paragraph-rsid="001a2b4e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1cd753" officeooo:paragraph-rsid="001cd753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1cd753" officeooo:paragraph-rsid="001cd753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1b4b69" officeooo:paragraph-rsid="001a2b4e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1d8bbf" officeooo:paragraph-rsid="001d8bbf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1d8bbf" officeooo:paragraph-rsid="001d8bbf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1ebdce" officeooo:paragraph-rsid="001ebdce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1ebdce" officeooo:paragraph-rsid="001ebdce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04fcf" officeooo:paragraph-rsid="00204fcf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17b8f" officeooo:paragraph-rsid="00217b8f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217b8f" officeooo:paragraph-rsid="00217b8f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2311e3" officeooo:paragraph-rsid="002311e3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34247" officeooo:paragraph-rsid="00234247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6pt" fo:language="ru" fo:country="RU" style:text-underline-style="solid" style:text-underline-width="auto" style:text-underline-color="font-color" fo:font-weight="normal" officeooo:rsid="001a2b4e" officeooo:paragraph-rsid="001a2b4e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20pt" fo:language="ru" fo:country="RU" officeooo:rsid="0013dbfa" officeooo:paragraph-rsid="0013dbfa" style:font-size-asian="20pt" style:font-size-complex="20pt"/>
    </style:style>
    <style:style style:name="P39" style:family="paragraph" style:parent-style-name="Standard">
      <style:paragraph-properties fo:text-align="center" style:justify-single-word="false"/>
      <style:text-properties fo:font-size="24pt" fo:language="ru" fo:country="RU" officeooo:rsid="00114f90" officeooo:paragraph-rsid="00114f90" style:font-size-asian="24pt" style:font-size-complex="24pt"/>
    </style:style>
    <style:style style:name="P40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officeooo:rsid="0013dbfa" officeooo:paragraph-rsid="0013dbfa" style:font-size-asian="18pt" style:font-size-complex="18pt"/>
    </style:style>
    <style:style style:name="P41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ebdce" officeooo:paragraph-rsid="001b4b69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edbec" officeooo:paragraph-rsid="001edbec" style:font-size-asian="14pt" style:font-weight-asian="normal" style:font-size-complex="16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6pt" fo:language="ru" fo:country="RU" style:text-underline-style="none" fo:font-weight="normal" officeooo:rsid="001cd753" officeooo:paragraph-rsid="001cd753" style:font-size-asian="14pt" style:font-weight-asian="normal" style:font-size-complex="16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6pt" fo:language="ru" fo:country="RU" style:text-underline-style="none" fo:font-weight="normal" officeooo:rsid="001cd753" officeooo:paragraph-rsid="001cd753" style:font-size-asian="14pt" style:font-weight-asian="normal" style:font-size-complex="16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6pt" fo:language="ru" fo:country="RU" style:text-underline-style="none" fo:font-weight="normal" officeooo:rsid="001cd753" officeooo:paragraph-rsid="001cd753" style:font-size-asian="14pt" style:font-weight-asian="normal" style:font-size-complex="16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6pt" fo:language="ru" fo:country="RU" style:text-underline-style="none" fo:font-weight="normal" officeooo:rsid="001cf606" officeooo:paragraph-rsid="001cf606" style:font-size-asian="14pt" style:font-weight-asian="normal" style:font-size-complex="16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6pt" fo:language="ru" fo:country="RU" style:text-underline-style="none" fo:font-weight="normal" officeooo:rsid="001d8bbf" officeooo:paragraph-rsid="001d8bbf" style:font-size-asian="14pt" style:font-weight-asian="normal" style:font-size-complex="16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font-size="16pt" fo:language="ru" fo:country="RU" style:text-underline-style="none" fo:font-weight="normal" officeooo:rsid="00217b8f" officeooo:paragraph-rsid="00217b8f" style:font-size-asian="14pt" style:font-weight-asian="normal" style:font-size-complex="16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font-size="16pt" fo:language="ru" fo:country="RU" style:text-underline-style="none" fo:font-weight="normal" officeooo:rsid="002311e3" officeooo:paragraph-rsid="002311e3" style:font-size-asian="14pt" style:font-weight-asian="normal" style:font-size-complex="16pt" style:font-weight-complex="normal"/>
    </style:style>
    <style:style style:name="P50" style:family="paragraph" style:parent-style-name="Standard" style:list-style-name="L6">
      <style:paragraph-properties fo:text-align="start" style:justify-single-word="false"/>
      <style:text-properties fo:font-size="16pt" fo:language="ru" fo:country="RU" style:text-underline-style="none" fo:font-weight="normal" officeooo:rsid="00234247" officeooo:paragraph-rsid="00234247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34247" officeooo:paragraph-rsid="00234247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25e3b6" officeooo:paragraph-rsid="0025e3b6" style:font-size-asian="14pt" style:font-weight-asian="normal" style:font-size-complex="16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fo:font-size="16pt" fo:language="ru" fo:country="RU" style:text-underline-style="none" fo:font-weight="normal" officeooo:rsid="0025e3b6" officeooo:paragraph-rsid="0025e3b6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5e3b6" officeooo:paragraph-rsid="0025e3b6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754ae" officeooo:paragraph-rsid="002754ae" style:font-size-asian="14pt" style:font-weight-asian="normal" style:font-size-complex="16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font-size="16pt" fo:language="ru" fo:country="RU" style:text-underline-style="none" fo:font-weight="normal" officeooo:rsid="002754ae" officeooo:paragraph-rsid="002754ae" style:font-size-asian="14pt" style:font-weight-asian="normal" style:font-size-complex="16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2754ae" officeooo:paragraph-rsid="002754ae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79550" officeooo:paragraph-rsid="00279550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8da43" officeooo:paragraph-rsid="0028da43" style:font-size-asian="14pt" style:font-weight-asian="normal" style:font-size-complex="16pt" style:font-weight-complex="normal"/>
    </style:style>
    <style:style style:name="P60" style:family="paragraph" style:parent-style-name="Standard" style:list-style-name="L9">
      <style:paragraph-properties fo:text-align="start" style:justify-single-word="false"/>
      <style:text-properties fo:font-size="16pt" fo:language="ru" fo:country="RU" style:text-underline-style="none" fo:font-weight="normal" officeooo:rsid="0028da43" officeooo:paragraph-rsid="0028da43" style:font-size-asian="14pt" style:font-weight-asian="normal" style:font-size-complex="16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28da43" officeooo:paragraph-rsid="0028da43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a57b1" officeooo:paragraph-rsid="002a57b1" style:font-size-asian="14pt" style:font-weight-asian="normal" style:font-size-complex="16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bold" officeooo:rsid="002a57b1" officeooo:paragraph-rsid="002a57b1" style:font-size-asian="14pt" style:font-weight-asian="bold" style:font-size-complex="16pt" style:font-weight-complex="bold"/>
    </style:style>
    <style:style style:name="T1" style:family="text">
      <style:text-properties officeooo:rsid="001545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67e3" style:font-weight-asian="normal" style:font-weight-complex="normal"/>
    </style:style>
    <style:style style:name="T5" style:family="text">
      <style:text-properties fo:font-weight="normal" officeooo:rsid="0017b0fe" style:font-weight-asian="normal" style:font-weight-complex="normal"/>
    </style:style>
    <style:style style:name="T6" style:family="text">
      <style:text-properties fo:font-weight="normal" officeooo:rsid="00190d25" style:font-weight-asian="normal" style:font-weight-complex="normal"/>
    </style:style>
    <style:style style:name="T7" style:family="text">
      <style:text-properties fo:font-weight="normal" officeooo:rsid="001939c6" style:font-weight-asian="normal" style:font-weight-complex="normal"/>
    </style:style>
    <style:style style:name="T8" style:family="text">
      <style:text-properties fo:font-weight="normal" officeooo:rsid="001a2b4e" style:font-weight-asian="normal" style:font-weight-complex="normal"/>
    </style:style>
    <style:style style:name="T9" style:family="text">
      <style:text-properties fo:font-weight="normal" officeooo:rsid="001b4b69" style:font-weight-asian="normal" style:font-weight-complex="normal"/>
    </style:style>
    <style:style style:name="T10" style:family="text">
      <style:text-properties officeooo:rsid="0017b0fe"/>
    </style:style>
    <style:style style:name="T11" style:family="text">
      <style:text-properties officeooo:rsid="001939c6"/>
    </style:style>
    <style:style style:name="T12" style:family="text">
      <style:text-properties officeooo:rsid="001ebdce"/>
    </style:style>
    <style:style style:name="T13" style:family="text">
      <style:text-properties fo:font-style="italic" officeooo:rsid="001ebdce" style:font-style-asian="italic" style:font-style-complex="italic"/>
    </style:style>
    <style:style style:name="T14" style:family="text">
      <style:text-properties officeooo:rsid="0025e3b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История России</text:p>
      <text:p text:style-name="P1">Проф — Сергей Николаевич</text:p>
      <text:p text:style-name="P1"/>
      <text:p text:style-name="P38">История древней Руси</text:p>
      <text:p text:style-name="P2"/>
      <text:p text:style-name="P40">Становление, развитие, особенности русского гос-ва</text:p>
      <text:p text:style-name="P40">IX — начало XIV века</text:p>
      <text:p text:style-name="P3">Основной источник — Повесть временных лет (ПВЛ)</text:p>
      <text:p text:style-name="P3">Автор — Нестр летописец. Имеет несколько редакций, отличающихся датами. Других источников почти нет.</text:p>
      <text:p text:style-name="P3">Термин Русь <text:span text:style-name="T1">изначально относился к элите.</text:span></text:p>
      <text:p text:style-name="P3"/>
      <text:p text:style-name="P5">Основные события</text:p>
      <text:p text:style-name="P4"><text:span text:style-name="T2">862 г</text:span> — призвание варягов, Рюрика и сподвижников, на Русь. Возможно были другие.</text:p>
      <text:p text:style-name="P4">Гос-во до Рюрика существовало. </text:p>
      <text:p text:style-name="P4">До Рюрика столицей был Новгород. </text:p>
      <text:p text:style-name="P4">Возможная предыдущая столица — Старая Лада.</text:p>
      <text:p text:style-name="P4">Рюрик не был скандинавом. Первый город в скандинавии появился в XII веке.</text:p>
      <text:p text:style-name="P15">Названия «Киевская Русь» не существовало.</text:p>
      <text:p text:style-name="P15"/>
      <text:p text:style-name="P6">862-879 гг —<text:span text:style-name="T3"> правление Рюрика в Новгороде.</text:span></text:p>
      <text:p text:style-name="P15">Существовал клан (семья) Рюриков, потом (XVI в.) Романовых.</text:p>
      <text:p text:style-name="P15"/>
      <text:p text:style-name="P6">879-912 гг<text:span text:style-name="T3"> — правление Олега.</text:span></text:p>
      <text:p text:style-name="P15"/>
      <text:p text:style-name="P6">882 г<text:span text:style-name="T3"> — вторжение Олега в Киев. Перенос столицы из Новгорода в Киев.</text:span></text:p>
      <text:p text:style-name="P15">Олег занимался внешними походами, так как Русь была языческой.</text:p>
      <text:p text:style-name="P15">После крещения Владимира, походы прекратились</text:p>
      <text:p text:style-name="P6"/>
      <text:p text:style-name="P6">907 г<text:span text:style-name="T3"> — поход Олега на Константинопль. Первый договор с Византией, выгодный для Руси.</text:span></text:p>
      <text:p text:style-name="P15"/>
      <text:p text:style-name="P6">912-945 гг<text:span text:style-name="T3"> — </text:span><text:span text:style-name="T4">правление </text:span><text:span text:style-name="T3">княз</text:span><text:span text:style-name="T4">я</text:span><text:span text:style-name="T3"> Игор</text:span><text:span text:style-name="T4">я</text:span><text:span text:style-name="T3">.</text:span></text:p>
      <text:p text:style-name="P15"/>
      <text:p text:style-name="P6"><text:soft-page-break/>941-944 гг<text:span text:style-name="T3"> — походы Игоря на Византию, с меньшей </text:span><text:span text:style-name="T4">успешностью, чем Олега.</text:span></text:p>
      <text:p text:style-name="P17"/>
      <text:p text:style-name="P6">945 г<text:span text:style-name="T3"> — обновленный договор с Византией.</text:span></text:p>
      <text:p text:style-name="P15">Русь называлась «Русская земля»</text:p>
      <text:p text:style-name="P6"/>
      <text:p text:style-name="P6">945 г<text:span text:style-name="T3"> — Олег убит древлянами.</text:span></text:p>
      <text:p text:style-name="P6"/>
      <text:p text:style-name="P6">945-964 гг<text:span text:style-name="T3"> — правление княгини Ольги.</text:span></text:p>
      <text:p text:style-name="P16">Крестное имя — Елена.</text:p>
      <text:p text:style-name="P6"/>
      <text:p text:style-name="P6">957 г<text:span text:style-name="T3"> — поездка в Константинопль (Византию) для крещения.</text:span></text:p>
      <text:p text:style-name="P15">Ольга попросила императора Византии стать крестным чтобы избежать брака с ним.</text:p>
      <text:p text:style-name="P15"/>
      <text:p text:style-name="P6">964-972 гг<text:span text:style-name="T3"> — князь Святослав, сын ольги. Остался язычником. Был воинственным и проводил большинство времени в походах. Разгромил Хазарский Каганат (Черномория). Иудаизм vs язычество. Угроза со стороны юга отпала.</text:span></text:p>
      <text:p text:style-name="P18"/>
      <text:p text:style-name="P7">967-971 гг <text:span text:style-name="T3">— Святослав предпринимал походы на Дунай (центральная Европа).</text:span></text:p>
      <text:p text:style-name="P19">Среднее течение дуная — место рождения христианства.</text:p>
      <text:p text:style-name="P19"/>
      <text:p text:style-name="P16"><text:span text:style-name="T2">980-1015 гг </text:span>— правление князя Владимира.</text:p>
      <text:p text:style-name="P16">Крестное имя — Василий, в честь императора Византии.</text:p>
      <text:p text:style-name="P16"/>
      <text:p text:style-name="P16">Неудачная религиозно-языческая реформа. <text:span text:style-name="T10">Владимир хо</text:span>тел сделать бога Перуна главным. Перун — бог войны.</text:p>
      <text:p text:style-name="P16">Владимиру важна была концепция монотеизма — один правитель на земле и один бог на небе.</text:p>
      <text:p text:style-name="P16">Литовцы платили дань вениками и желудями. После крещения они стали сильнее и перестали платить дань.</text:p>
      <text:p text:style-name="P16">Исключение — Скандинавия. Там сохранилось язычество до XII века.</text:p>
      <text:p text:style-name="P16"/>
      <text:p text:style-name="P8">988 г<text:span text:style-name="T3"> — </text:span><text:span text:style-name="T5">начало</text:span><text:span text:style-name="T3"> крещени</text:span><text:span text:style-name="T5">я</text:span><text:span text:style-name="T3"> Руси. </text:span><text:span text:style-name="T5">Крестили Русь болгары. </text:span><text:span text:style-name="T6">Все книги написаны не на греческом, а на древнеболгарском (стал старославянским).</text:span></text:p>
      <text:p text:style-name="P10"><text:span text:style-name="T6">Б</text:span><text:span text:style-name="T3">ольшинство имен было греческими.</text:span></text:p>
      <text:p text:style-name="P9"><text:soft-page-break/><text:span text:style-name="T3">Переменовали дни недели. </text:span><text:span text:style-name="T4">Понедельник — после недели (неделя — прежнее название воскресенья). </text:span><text:span text:style-name="T3">Все остальные названия не связаны с язычеаством.</text:span></text:p>
      <text:p text:style-name="P9"><text:span text:style-name="T3">В Руси было двоеверие — в больших городах </text:span><text:span text:style-name="T6">язычество сменилось на </text:span><text:span text:style-name="T3">христианство, в малых язычество </text:span><text:span text:style-name="T6">осталось</text:span><text:span text:style-name="T3">.</text:span><text:span text:style-name="T7"> Принятие христианства не было добровольным. Язычники сопротивлялись активно, потом пассивно.</text:span></text:p>
      <text:p text:style-name="P20"/>
      <text:p text:style-name="P10">1019-1054 гг <text:span text:style-name="T3">— правленик Ярослава «Мудрого». Термин «Мудрый» родился в сочинениях после его смерти, при жизни его так не звали. При крещении Георгий Юрий.</text:span></text:p>
      <text:p text:style-name="P10"><text:span text:style-name="T3">Вел династическую политику, связывал детей с правящими родами в: Венгрии, Польш</text:span><text:span text:style-name="T8">е</text:span><text:span text:style-name="T3">, Франции, </text:span><text:span text:style-name="T8">Германии</text:span><text:span text:style-name="T3">.</text:span></text:p>
      <text:p text:style-name="P22">У Ярослава прятался шведский принц.</text:p>
      <text:p text:style-name="P11"><text:span text:style-name="T7">Б</text:span><text:span text:style-name="T3">оролся с Половецкой угрозой. Ислама у них тогда еще не было.</text:span></text:p>
      <text:p text:style-name="P11"><text:span text:style-name="T7">П</text:span><text:span text:style-name="T3">ри нем наметилась тенденция раздробления единого гос-ва.</text:span></text:p>
      <text:p text:style-name="P20"/>
      <text:p text:style-name="P11"><text:span text:style-name="T11">1</text:span>054 г<text:span text:style-name="T3"> — смерть Ярослава. Начало дробления земель между последников.</text:span></text:p>
      <text:p text:style-name="P20"/>
      <text:p text:style-name="P10">1054 г<text:span text:style-name="T3"> — взаимное проклятие, церковный раскол. Была «Греко-хафолическая» церквь (Византийского образца).</text:span></text:p>
      <text:p text:style-name="P21"/>
      <text:p text:style-name="P11">1097 г<text:span text:style-name="T3"> — путь из Варяг в Греки.</text:span></text:p>
      <text:p text:style-name="P22"/>
      <text:p text:style-name="P12">1097 г<text:span text:style-name="T3"> — съезд князей. Договор не захватывать соседние земли.</text:span></text:p>
      <text:p text:style-name="P41"/>
      <text:p text:style-name="P13">1100/1103 гг<text:span text:style-name="T3"> — похожие съезды.</text:span></text:p>
      <text:p text:style-name="P42"/>
      <text:p text:style-name="P13">1113-1125 гг<text:span text:style-name="T3"> — правление Владимира Мономаха в Киеве.</text:span></text:p>
      <text:p text:style-name="P42"/>
      <text:p text:style-name="P14">1204 г <text:span text:style-name="T3">— четвертый крестовый поход.</text:span></text:p>
      <text:p text:style-name="P41"/>
      <text:p text:style-name="P23">Город — огороженное село с церковью и 1000 человек.</text:p>
      <text:p text:style-name="P22"/>
      <text:p text:style-name="P37">Экономика Руси</text:p>
      <text:p text:style-name="P24"><text:span text:style-name="T3">Не было металлов — железа, золота, серебра, меди, и.т.д. Нужно было импортировать. Деньги нужно было использовать иностранные, </text:span><text:span text:style-name="T9">либо ковать из импортированного металла</text:span><text:span text:style-name="T3">. </text:span><text:span text:style-name="T9">Привозные монеты с </text:span><text:soft-page-break/><text:span text:style-name="T9">дополнительной печатью называли «Ефимка». «Золотник Владимира» — в мире осталось не более 10 единиц. Имел настоящий портрет Владимира.</text:span></text:p>
      <text:p text:style-name="P27"/>
      <text:p text:style-name="P25">Методы исторической науки</text:p>
      <text:list xml:id="list2213686612" text:style-name="L1">
        <text:list-item>
          <text:p text:style-name="P43">Сравнительно-исторический</text:p>
        </text:list-item>
        <text:list-item>
          <text:p text:style-name="P43">Историко-генетический</text:p>
        </text:list-item>
        <text:list-item>
          <text:p text:style-name="P43">Компаративный</text:p>
        </text:list-item>
        <text:list-item>
          <text:p text:style-name="P43">Ретроспективный</text:p>
        </text:list-item>
        <text:list-item>
          <text:p text:style-name="P43">Метод моделирования</text:p>
        </text:list-item>
        <text:list-item>
          <text:p text:style-name="P43">Системный подход</text:p>
        </text:list-item>
      </text:list>
      <text:p text:style-name="P26"/>
      <text:p text:style-name="P26">Наука не относится к религиозным текстам, так как это может привести к конфликтам.</text:p>
      <text:p text:style-name="P26">Договор: священная история — теологам, а светская — историкам.</text:p>
      <text:p text:style-name="P26"/>
      <text:p text:style-name="P25">Общие методы науки</text:p>
      <text:list xml:id="list3681844649" text:style-name="L2">
        <text:list-item>
          <text:p text:style-name="P44">Анализ</text:p>
        </text:list-item>
        <text:list-item>
          <text:p text:style-name="P44">Синтез</text:p>
        </text:list-item>
        <text:list-item>
          <text:p text:style-name="P44">Индукция</text:p>
        </text:list-item>
        <text:list-item>
          <text:p text:style-name="P44">Дедукция</text:p>
        </text:list-item>
        <text:list-item>
          <text:p text:style-name="P44">Аналогия (в средние века)</text:p>
        </text:list-item>
      </text:list>
      <text:p text:style-name="P26"/>
      <text:p text:style-name="P25">Вспомогательные исторические науки (дисциплины)</text:p>
      <text:list xml:id="list2957759231" text:style-name="L3">
        <text:list-item>
          <text:p text:style-name="P45">Полиография — расшифровка текстов</text:p>
        </text:list-item>
        <text:list-item>
          <text:p text:style-name="P46">Аномастика — наука об именах и названиях</text:p>
        </text:list-item>
        <text:list-item>
          <text:p text:style-name="P47">Нумезматика - </text:p>
        </text:list-item>
        <text:list-item>
          <text:p text:style-name="P47">Фаляристика — наука об орденах</text:p>
        </text:list-item>
      </text:list>
      <text:p text:style-name="P28"/>
      <text:p text:style-name="P29">Структура общества</text:p>
      <text:p text:style-name="P28">Киевский князь &gt; местные князья &gt; дружина &gt; бояре &gt; <text:span text:style-name="T12">посадники &gt; воеводы &gt; данники &gt; мытники &gt; тиуны &gt; сельские жители + городское население (</text:span><text:span text:style-name="T13">люди</text:span><text:span text:style-name="T12">) &gt; челядь + холопы &gt; закупы + рядовичи (земледельцы, зависимые от князя)</text:span></text:p>
      <text:p text:style-name="P28"/>
      <text:p text:style-name="P28"/>
      <text:p text:style-name="P30">Языки</text:p>
      <text:p text:style-name="P31">Старорусский — разговорный, церковно-русский — оффициальный</text:p>
      <text:p text:style-name="P32">Борьба князей за лучшее правление</text:p>
      <text:p text:style-name="P32"><text:soft-page-break/>Усиление экономического и политического влияния городов — центров власти</text:p>
      <text:p text:style-name="P32"/>
      <text:p text:style-name="P34">Княжества</text:p>
      <text:list xml:id="list972009045" text:style-name="L4">
        <text:list-item>
          <text:p text:style-name="P48">Владимиро-суздальская земля</text:p>
        </text:list-item>
        <text:list-item>
          <text:p text:style-name="P48">Галицко-волынская земля</text:p>
        </text:list-item>
        <text:list-item>
          <text:p text:style-name="P48">Новгородская земля</text:p>
        </text:list-item>
      </text:list>
      <text:p text:style-name="P33"/>
      <text:p text:style-name="P35">Мифология Москвы</text:p>
      <text:list xml:id="list489512359" text:style-name="L5">
        <text:list-item>
          <text:p text:style-name="P49">Москва на 7 холмах — так написано о большинстве больших городов</text:p>
        </text:list-item>
        <text:list-item>
          <text:p text:style-name="P49">Москва основана после всемирного потопа</text:p>
        </text:list-item>
      </text:list>
      <text:p text:style-name="P36"/>
      <text:p text:style-name="P35">Монголо-<text:span text:style-name="T14">Т</text:span>атары</text:p>
      <text:list xml:id="list2705200746" text:style-name="L6">
        <text:list-item>
          <text:p text:style-name="P50">Объединение кочевых племен под Чингизханом</text:p>
        </text:list-item>
        <text:list-item>
          <text:p text:style-name="P50"><text:span text:style-name="T2">1223 г </text:span>— поход на половецкие земли, половцы позвали союзников — русских, битва на реке Калке, разгром Руси</text:p>
        </text:list-item>
        <text:list-item>
          <text:p text:style-name="P50"><text:span text:style-name="T2">1240 г </text:span>— окончательный разгром Киева Батыем, переезд метрополита во Владимир</text:p>
        </text:list-item>
        <text:list-item>
          <text:p text:style-name="P50"><text:span text:style-name="T2">1241-1242 гг </text:span>— 2 похода на западную Европу (неудачные)</text:p>
        </text:list-item>
        <text:list-item>
          <text:p text:style-name="P50">Золотая Орда, столица — Сарай-батун. В первые годы они разоряли Русь, потом отошли в степи.</text:p>
        </text:list-item>
      </text:list>
      <text:p text:style-name="P36"/>
      <text:p text:style-name="P54">Все, кроме духовенства, обложены данью.</text:p>
      <text:p text:style-name="P54"/>
      <text:p text:style-name="P54">Сражение против: Тефтонского ордена или Ордена меченосцов. Не подтверждено с кем именно</text:p>
      <text:p text:style-name="P36"/>
      <text:p text:style-name="P52">Последствия Монголо-Татарских набегов</text:p>
      <text:list xml:id="list4033794645" text:style-name="L7">
        <text:list-item>
          <text:p text:style-name="P53">Разорение русских земель и городов</text:p>
        </text:list-item>
        <text:list-item>
          <text:p text:style-name="P53">Упадок хозяйства и культуры, утрата многих ремесел</text:p>
        </text:list-item>
        <text:list-item>
          <text:p text:style-name="P53">Рост и укрепление православной церкви — ордынские ханы оказывали ей покравительство</text:p>
        </text:list-item>
        <text:list-item>
          <text:p text:style-name="P53">Усиление личной власти великого князя, ослабление феодалов</text:p>
        </text:list-item>
        <text:list-item>
          <text:p text:style-name="P53">Заимствование китайской политической системы, основанной на деспотизме монарха</text:p>
        </text:list-item>
      </text:list>
      <text:p text:style-name="P54"/>
      <text:p text:style-name="P54"/>
      <text:p text:style-name="P54"/>
      <text:p text:style-name="P57"><text:soft-page-break/>Главные княжества</text:p>
      <text:list xml:id="list3933928095" text:style-name="L8">
        <text:list-item>
          <text:p text:style-name="P56">Тверское</text:p>
        </text:list-item>
        <text:list-item>
          <text:p text:style-name="P56">Московское</text:p>
        </text:list-item>
        <text:list-item>
          <text:p text:style-name="P56">Рязанское</text:p>
        </text:list-item>
        <text:list-item>
          <text:p text:style-name="P56">Суздальское - Нижегородское</text:p>
        </text:list-item>
        <text:list-item>
          <text:p text:style-name="P56">Звенигородское</text:p>
        </text:list-item>
        <text:list-item>
          <text:p text:style-name="P56">Псковское</text:p>
        </text:list-item>
      </text:list>
      <text:p text:style-name="P58">Усиление крупных княжеств и ликвидация мелких</text:p>
      <text:p text:style-name="P55"/>
      <text:p text:style-name="P61">Откликнувшиеся на призыв</text:p>
      <text:list xml:id="list3391085929" text:style-name="L9">
        <text:list-item>
          <text:p text:style-name="P60">Владимирское</text:p>
        </text:list-item>
        <text:list-item>
          <text:p text:style-name="P60">Ярославское</text:p>
        </text:list-item>
        <text:list-item>
          <text:p text:style-name="P60">Ростовское</text:p>
        </text:list-item>
        <text:list-item>
          <text:p text:style-name="P60">Костромское</text:p>
        </text:list-item>
        <text:list-item>
          <text:p text:style-name="P60">Муромское</text:p>
        </text:list-item>
      </text:list>
      <text:p text:style-name="P59"/>
      <text:p text:style-name="P62"><text:span text:style-name="T2">1462-1505 гг </text:span>— княжение великого князя Ивана III. Введение термина</text:p>
      <text:p text:style-name="P62"><text:span text:style-name="T2">1463 г</text:span> — присоединение Ярославского княжества к Москве</text:p>
      <text:p text:style-name="P62"><text:span text:style-name="T2">1471 г </text:span>— сражение в Новгороде на реке Шелоне. Новгородское войско разбито</text:p>
      <text:p text:style-name="P62"><text:span text:style-name="T2">1479 г </text:span>— присоединение Новгорода к Москве</text:p>
      <text:p text:style-name="P62"><text:span text:style-name="T2">1484 г </text:span>— стояние на реке Угре. Хан Ахмат</text:p>
      <text:p text:style-name="P62"><text:span text:style-name="T2">1485 г </text:span>— присоединение Тверского княжества к Москве</text:p>
      <text:p text:style-name="P63">1497 г —<text:span text:style-name="T3"> судебник Ивана III. Установлен единый срок передачи крестьян в Юрьев день.</text:span></text:p>
      <text:p text:style-name="P6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4:44:50.135040328</meta:creation-date>
    <dc:date>2024-09-29T20:53:04.117698314</dc:date>
    <meta:editing-duration>P2DT22H58M5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6" meta:paragraph-count="127" meta:word-count="912" meta:character-count="6513" meta:non-whitespace-character-count="5704"/>
  </office:meta>
</office:document-meta>
</file>